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b96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3b96d" officeooo:paragraph-rsid="0003b96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3b96d" officeooo:paragraph-rsid="0003b9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paragraph-rsid="00052641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3b96d" officeooo:paragraph-rsid="0003b96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paragraph-rsid="00052641" style:font-size-asian="20pt" style:font-weight-asian="normal" style:font-size-complex="20pt" style:font-weight-complex="normal"/>
    </style:style>
    <style:style style:name="P11" style:family="paragraph" style:parent-style-name="Caption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4pt" fo:font-weight="bold" officeooo:rsid="0003b96d" style:font-size-asian="14pt" style:font-weight-asian="bold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weight-complex="bold"/>
    </style:style>
    <style:style style:name="T5" style:family="text">
      <style:text-properties fo:font-size="14pt" officeooo:rsid="0003b96d" style:font-size-asian="14pt"/>
    </style:style>
    <style:style style:name="T6" style:family="text">
      <style:text-properties fo:font-size="14pt" fo:font-weight="normal" style:font-size-asian="14pt" style:font-weight-asian="normal" style:font-weight-complex="normal"/>
    </style:style>
    <style:style style:name="T7" style:family="text">
      <style:text-properties officeooo:rsid="0003b96d"/>
    </style:style>
    <style:style style:name="T8" style:family="text">
      <style:text-properties fo:font-size="16pt" fo:font-weight="bold" officeooo:rsid="00099925" style:font-size-asian="16pt" style:font-weight-asian="bold" style:font-size-complex="16pt" style:font-weight-complex="bold"/>
    </style:style>
    <style:style style:name="T9" style:family="text">
      <style:text-properties fo:font-size="16pt" fo:font-weight="normal" officeooo:rsid="00099925" style:font-size-asian="16pt" style:font-weight-asian="normal" style:font-size-complex="16pt" style:font-weight-complex="norm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государственный университет</text:p>
      <text:p text:style-name="P4">имени М. В. Ломоносова</text:p>
      <text:p text:style-name="P4"/>
      <text:p text:style-name="P4">Факультет вычислительной математики и кибернетики</text:p>
      <text:p text:style-name="P4">Кафедра математической кибернетики</text:p>
      <text:p text:style-name="P4"/>
      <text:p text:style-name="P4"/>
      <text:p text:style-name="P4"/>
      <text:p text:style-name="P4"/>
      <text:p text:style-name="P3"/>
      <text:p text:style-name="P10"><text:span text:style-name="T7">Отчет по преддипломной практике</text:span> </text:p>
      <text:p text:style-name="P7">студента <text:span text:style-name="T7">4</text:span>18 группы</text:p>
      <text:p text:style-name="P6">Гордеева Михаила Михайловича</text:p>
      <text:p text:style-name="P4"/>
      <text:p text:style-name="P4"/>
      <text:p text:style-name="P6">Тема <text:span text:style-name="T7">переддипломной практики</text:span>:</text:p>
      <text:p text:style-name="P1"><text:span text:style-name="T6">«</text:span><text:span text:style-name="T9">Создание программного продукта по построению поляризованных полиномиальных форм функций пятизначной логики</text:span><text:span text:style-name="T6">» </text:span><text:line-break/></text:p>
      <text:p text:style-name="P4"/>
      <text:p text:style-name="P9"/>
      <text:p text:style-name="P8">Научный руководитель: доцент Селезнева С.Н.</text:p>
      <text:p text:style-name="P8">Руководитель практики от факультета: доцент Селезнева С.Н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Москва, 2014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text-align="center" style:justify-single-word="false"/>
      <style:text-properties fo:font-size="14pt" style:font-size-asian="14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u</meta:initial-creator>
    <meta:creation-date>2009-04-15T13:05:00</meta:creation-date>
    <dc:date>2014-12-23T15:19:41.767483188</dc:date>
    <meta:editing-cycles>17</meta:editing-cycles>
    <meta:editing-duration>PT42M19S</meta:editing-duration>
    <meta:generator>LibreOffice/4.2.7.2$Linux_X86_64 LibreOffice_project/420m0$Build-2</meta:generator>
    <meta:document-statistic meta:table-count="0" meta:image-count="0" meta:object-count="0" meta:page-count="1" meta:paragraph-count="12" meta:word-count="54" meta:character-count="477" meta:non-whitespace-character-count="432"/>
  </office:meta>
</office:document-meta>
</file>